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XO Thames" svg:font-family="'XO Thames'" style:font-family-generic="roman" style:font-pitch="variable"/>
    <style:font-face style:name="XO Thames1" svg:font-family="'XO Thame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List_20_Paragraph" style:list-style-name="WWNum3">
      <style:text-properties fo:font-weight="bold" style:font-weight-asian="bold" style:font-weight-complex="bold"/>
    </style:style>
    <style:style style:name="P3" style:family="paragraph" style:parent-style-name="List_20_Paragraph" style:list-style-name="WWNum3"/>
    <style:style style:name="P4" style:family="paragraph" style:parent-style-name="List_20_Paragraph" style:list-style-name="WWNum3">
      <style:text-properties fo:background-color="transparent"/>
    </style:style>
    <style:style style:name="P5" style:family="paragraph" style:parent-style-name="List_20_Paragraph">
      <style:paragraph-properties fo:margin-left="3.175cm"/>
      <style:text-properties fo:background-color="transparent"/>
    </style:style>
    <style:style style:name="P6" style:family="paragraph" style:parent-style-name="List_20_Paragraph" style:list-style-name="WWNum3">
      <style:paragraph-properties fo:line-height="100%"/>
    </style:style>
    <style:style style:name="P7" style:family="paragraph" style:parent-style-name="Standard_20__28_WW_29_">
      <style:paragraph-properties fo:margin-left="1.27cm"/>
    </style:style>
    <style:style style:name="P8" style:family="paragraph" style:parent-style-name="Standard_20__28_WW_29_">
      <style:paragraph-properties fo:margin-left="1.27cm"/>
      <style:text-properties fo:background-color="transparent"/>
    </style:style>
    <style:style style:name="P9" style:family="paragraph" style:parent-style-name="Standard_20__28_WW_29_" style:list-style-name="WWNum3"/>
    <style:style style:name="P10" style:family="paragraph" style:parent-style-name="Standard_20__28_WW_29_" style:list-style-name="WWNum3">
      <style:text-properties fo:font-weight="bold" style:font-weight-asian="bold" style:font-weight-complex="bold"/>
    </style:style>
    <style:style style:name="P11" style:family="paragraph" style:parent-style-name="Standard_20__28_WW_29_" style:list-style-name="WWNum3">
      <style:text-properties fo:background-color="transparent"/>
    </style:style>
    <style:style style:name="P12" style:family="paragraph" style:parent-style-name="Standard_20__28_WW_29_" style:list-style-name="WWNum3">
      <style:text-properties style:font-name="Calibri" fo:font-size="12pt" style:font-size-asian="12pt" style:font-name-complex="Calibri1" style:font-size-complex="12pt"/>
    </style:style>
    <style:style style:name="P13" style:family="paragraph" style:parent-style-name="Standard_20__28_WW_29_" style:list-style-name="WWNum3">
      <style:text-properties style:font-name="Calibri" fo:font-size="12pt" officeooo:rsid="00104817" officeooo:paragraph-rsid="00104817" style:font-size-asian="12pt" style:font-name-complex="Calibri1" style:font-size-complex="12pt"/>
    </style:style>
    <style:style style:name="P14" style:family="paragraph" style:parent-style-name="Standard_20__28_WW_29_" style:list-style-name="WWNum3">
      <style:text-properties fo:font-weight="bold" fo:background-color="transparent" style:font-weight-asian="bold" style:font-weight-complex="bold"/>
    </style:style>
    <style:style style:name="P15" style:family="paragraph" style:parent-style-name="Standard">
      <style:text-properties fo:font-size="12pt" style:font-size-asian="12pt" style:font-name-complex="Calibri1" style:font-size-complex="12pt"/>
    </style:style>
    <style:style style:name="T1" style:family="text">
      <style:text-properties fo:font-size="12pt" fo:font-weight="bold" style:font-size-asian="12pt" style:font-weight-asian="bold" style:font-name-complex="Calibri1" style:font-size-complex="12pt" style:font-weight-complex="bold"/>
    </style:style>
    <style:style style:name="T2" style:family="text">
      <style:text-properties fo:font-size="12pt" style:font-size-asian="12pt" style:font-name-complex="Calibri1" style:font-size-complex="12pt"/>
    </style:style>
    <style:style style:name="T3" style:family="text">
      <style:text-properties fo:font-size="12pt" officeooo:rsid="00104817" style:font-size-asian="12pt" style:font-name-complex="Calibri1" style:font-size-complex="12pt"/>
    </style:style>
    <style:style style:name="T4" style:family="text">
      <style:text-properties fo:font-size="12pt" fo:background-color="transparent" loext:char-shading-value="0" style:font-size-asian="12pt" style:font-name-complex="Calibri1" style:font-size-complex="12pt"/>
    </style:style>
    <style:style style:name="T5" style:family="text">
      <style:text-properties style:font-name="Calibri" fo:font-size="12pt" style:font-size-asian="12pt" style:font-name-complex="Calibri1" style:font-size-complex="12pt" fo:background-color="#008080"/>
    </style:style>
    <style:style style:name="T6" style:family="text">
      <style:text-properties style:font-name="Calibri" fo:font-size="12pt" style:font-size-asian="12pt" style:font-name-complex="Calibri1" style:font-size-complex="12pt"/>
    </style:style>
    <style:style style:name="T7" style:family="text">
      <style:text-properties style:font-name="Calibri" fo:font-size="12pt" fo:background-color="transparent" loext:char-shading-value="0" style:font-size-asian="12pt" style:font-name-complex="Calibri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Техническое задание (Т/З)</text:span><text:span text:style-name="T1"/></text:p>
      <text:p text:style-name="Standard" loext:marker-style-name="T2"><text:span text:style-name="T1">Цель</text:span><text:span text:style-name="T2">: Обеспечить пользователю возможность быстрого поиска кабинета по текстовому запросу с последующей визуализацией маршрута в режиме камеры (AR).</text:span></text:p>
      <text:list text:style-name="WWNum3">
        <text:list-item>
          <text:p text:style-name="P2"><text:span text:style-name="T2">Требования к функциональности</text:span></text:p>
          <text:list>
            <text:list-item>
              <text:p text:style-name="P3" loext:marker-style-name="T2"><text:span text:style-name="T2">Запуск и инициализация</text:span><text:span text:style-name="T2"/></text:p>
              <text:list>
                <text:list-item>
                  <text:p text:style-name="P3" loext:marker-style-name="T2"><text:span text:style-name="T2">Запуск стартового экрана с логотипом и названием команды.</text:span><text:span text:style-name="T2"/></text:p>
                </text:list-item>
                <text:list-item>
                  <text:p text:style-name="P3" loext:marker-style-name="T2"><text:span text:style-name="T2">Запрос доступа к камере </text:span><text:span text:style-name="T3">с объяснением зачем</text:span></text:p>
                </text:list-item>
                <text:list-item>
                  <text:p text:style-name="P4"><text:span text:style-name="T2">В случае отказа – отображение информационного сообщения с объяснением невозможности работы AR-режима.</text:span></text:p>
                </text:list-item>
              </text:list>
            </text:list-item>
            <text:list-item>
              <text:p text:style-name="P3" loext:marker-style-name="T2"><text:span text:style-name="T2">Основной интерфейс(поиск)</text:span><text:span text:style-name="T2"/></text:p>
              <text:list>
                <text:list-item>
                  <text:p text:style-name="P3" loext:marker-style-name="T2"><text:span text:style-name="T2">Поле ввода с подсказками</text:span><text:span text:style-name="T2"/></text:p>
                </text:list-item>
                <text:list-item>
                  <text:p text:style-name="P3" loext:marker-style-name="T2"><text:span text:style-name="T2">Кнопка найти</text:span><text:span text:style-name="T2"/></text:p>
                </text:list-item>
                <text:list-item>
                  <text:p text:style-name="P4"><text:span text:style-name="T2">Отображение списка найденных кабинетов при частичном вводе</text:span></text:p>
                </text:list-item>
              </text:list>
            </text:list-item>
            <text:list-item>
              <text:p text:style-name="P3" loext:marker-style-name="T2"><text:span text:style-name="T2">Построение маршрута</text:span><text:span text:style-name="T2"/></text:p>
              <text:list>
                <text:list-item>
                  <text:p text:style-name="P4"><text:span text:style-name="T2">Здание представлено в виде цифровой сетки(граф узлов и переходов)</text:span></text:p>
                </text:list-item>
                <text:list-item>
                  <text:p text:style-name="P4"><text:span text:style-name="T2">Маршрут строится с учетом:</text:span></text:p>
                </text:list-item>
              </text:list>
            </text:list-item>
          </text:list>
        </text:list-item>
      </text:list>
      <text:p text:style-name="P5"><text:span text:style-name="T2">Расположения кабинетов</text:span></text:p>
      <text:p text:style-name="P5"><text:span text:style-name="T2">Этажности</text:span></text:p>
      <text:p text:style-name="P5"><text:span text:style-name="T2">Доступных лестниц</text:span></text:p>
      <text:list text:continue-numbering="true" text:style-name="WWNum3">
        <text:list-item>
          <text:list>
            <text:list-item>
              <text:list>
                <text:list-item>
                  <text:p text:style-name="P3" loext:marker-style-name="T2"><text:span text:style-name="T4">Формирование пути о</text:span><text:span text:style-name="T2">т текущей точки до целевого кабинета</text:span></text:p>
                </text:list-item>
                <text:list-item>
                  <text:p text:style-name="P3" loext:marker-style-name="T2"><text:span text:style-name="T2">Переход в режим камеры (AR-навигация)</text:span><text:span text:style-name="T2"/></text:p>
                </text:list-item>
              </text:list>
            </text:list-item>
            <text:list-item>
              <text:p text:style-name="P3" loext:marker-style-name="T2"><text:span text:style-name="T2">AR-навигация</text:span><text:span text:style-name="T2"/></text:p>
              <text:list>
                <text:list-item>
                  <text:p text:style-name="P3" loext:marker-style-name="T2"><text:span text:style-name="T2">Наложение стрелок, подписей, направляющих линий поверх видеопотока</text:span></text:p>
                </text:list-item>
                <text:list-item>
                  <text:p text:style-name="P3" loext:marker-style-name="T2"><text:span text:style-name="T2">После переключения этажа AR-маршрут продолжается с новой сеткой</text:span><text:span text:style-name="T2"/></text:p>
                </text:list-item>
              </text:list>
            </text:list-item>
          </text:list>
        </text:list-item>
        <text:list-item>
          <text:p text:style-name="P2"><text:span text:style-name="T2">Требования к данным и цифровой модели здания</text:span></text:p>
          <text:list>
            <text:list-item>
              <text:p text:style-name="P3" loext:marker-style-name="T2"><text:span text:style-name="T2">Цифровая карта (1-2 этажи)</text:span><text:span text:style-name="T2"/></text:p>
              <text:list>
                <text:list-item>
                  <text:p text:style-name="P6" loext:marker-style-name="T2"><text:span text:style-name="T2">Создание графа перемещений:</text:span><text:span text:style-name="T2"/></text:p>
                </text:list-item>
              </text:list>
            </text:list-item>
          </text:list>
        </text:list-item>
      </text:list>
      <text:p text:style-name="P7" loext:marker-style-name="T5"><text:span text:style-name="T6"><text:s text:c="18"/></text:span><text:span text:style-name="T7"><text:s text:c="2"/></text:span><text:span text:style-name="T7">Узлы: кабинеты, лестницы, лифты, коридорные пересечения.</text:span></text:p>
      <text:p text:style-name="P8"><text:span text:style-name="T6"><text:s text:c="20"/>Ребра: расстояния, направление движения.</text:span></text:p>
      <text:list text:continue-numbering="true" text:style-name="WWNum3">
        <text:list-item>
          <text:list>
            <text:list-item>
              <text:list>
                <text:list-item>
                  <text:p text:style-name="P4"><text:span text:style-name="T2">Координаты привязки для AR:</text:span></text:p>
                </text:list-item>
              </text:list>
            </text:list-item>
          </text:list>
        </text:list-item>
      </text:list>
      <text:p text:style-name="P5"><text:span text:style-name="T2">Каждый узел имеет координаты в локальной системе здания(х,у,этаж)</text:span></text:p>
      <text:list text:continue-numbering="true" text:style-name="WWNum3">
        <text:list-item>
          <text:list>
            <text:list-item>
              <text:p text:style-name="P3" loext:marker-style-name="T2"><text:span text:style-name="T2">Справочник кабинетов</text:span><text:span text:style-name="T2"/></text:p>
              <text:list>
                <text:list-item>
                  <text:p text:style-name="P3" loext:marker-style-name="T2"><text:span text:style-name="T2">Номер кабинета</text:span><text:span text:style-name="T2"/></text:p>
                </text:list-item>
                <text:list-item>
                  <text:p text:style-name="P3" loext:marker-style-name="T2"><text:span text:style-name="T2">Назначение</text:span><text:span text:style-name="T2"/></text:p>
                </text:list-item>
                <text:list-item>
                  <text:p text:style-name="P3" loext:marker-style-name="T2"><text:span text:style-name="T2">Этаж</text:span><text:span text:style-name="T2"/></text:p>
                </text:list-item>
                <text:list-item>
                  <text:p text:style-name="P3" loext:marker-style-name="T2"><text:span text:style-name="T2">Координаты входа/двери</text:span><text:span text:style-name="T2"/></text:p>
                </text:list-item>
              </text:list>
            </text:list-item>
          </text:list>
        </text:list-item>
        <text:list-item>
          <text:p text:style-name="P2"><text:span text:style-name="T2">Технические требования</text:span></text:p>
          <text:list>
            <text:list-item>
              <text:p text:style-name="P3" loext:marker-style-name="T2"><text:span text:style-name="T2">Платформа</text:span><text:span text:style-name="T2"/></text:p>
              <text:list>
                <text:list-item>
                  <text:p text:style-name="P3" loext:marker-style-name="T2"><text:span text:style-name="T2">Android </text:span><text:span text:style-name="T2"/></text:p>
                </text:list-item>
              </text:list>
            </text:list-item>
            <text:list-item>
              <text:p text:style-name="P3" loext:marker-style-name="T2"><text:span text:style-name="T2">Технологии</text:span></text:p>
              <text:list>
                <text:list-item>
                  <text:p text:style-name="P4"><text:span text:style-name="T2">Хранение данных</text:span><text:span text:style-name="T2"> </text:span></text:p>
                </text:list-item>
              </text:list>
            </text:list-item>
            <text:list-item>
              <text:p text:style-name="P3" loext:marker-style-name="T2"><text:span text:style-name="T2">Точность позиционирования</text:span><text:span text:style-name="T2"/></text:p>
              <text:list>
                <text:list-item>
                  <text:p text:style-name="P9" loext:marker-style-name="T6"><text:soft-page-break/><text:span text:style-name="T6">Для AR: привязка через визуальные маркеры (QR-коды на входах в здание, на лестницах).</text:span><text:span text:style-name="T6"/></text:p>
                </text:list-item>
              </text:list>
            </text:list-item>
          </text:list>
        </text:list-item>
        <text:list-item>
          <text:p text:style-name="P10"><text:span text:style-name="T6">Интерфейс и UX</text:span></text:p>
          <text:list>
            <text:list-item>
              <text:p text:style-name="P11"><text:span text:style-name="T6">Основные экраны</text:span></text:p>
              <text:list>
                <text:list-item>
                  <text:p text:style-name="P9" loext:marker-style-name="T6"><text:span text:style-name="T6">Стартовый экран</text:span><text:span text:style-name="T6"/></text:p>
                </text:list-item>
                <text:list-item>
                  <text:p text:style-name="P9" loext:marker-style-name="T6"><text:span text:style-name="T6">Экран поиска с подсказками</text:span><text:span text:style-name="T6"/></text:p>
                </text:list-item>
                <text:list-item>
                  <text:p text:style-name="P9" loext:marker-style-name="T6"><text:span text:style-name="T6">Экран предпросмотра маршрута</text:span><text:span text:style-name="T6"/></text:p>
                </text:list-item>
                <text:list-item>
                  <text:p text:style-name="P9" loext:marker-style-name="T6"><text:span text:style-name="T6">AR-навигация с камерой</text:span><text:span text:style-name="T6"/></text:p>
                </text:list-item>
                <text:list-item>
                  <text:p text:style-name="P12" loext:marker-style-name="T6">Экран завершения маршрута</text:p>
                </text:list-item>
                <text:list-item>
                  <text:p text:style-name="P13" loext:marker-style-name="T6">Экран обучения</text:p>
                </text:list-item>
              </text:list>
            </text:list-item>
            <text:list-item>
              <text:p text:style-name="P11"><text:span text:style-name="T6"><text:s/>Управление</text:span></text:p>
              <text:list>
                <text:list-item>
                  <text:p text:style-name="P9" loext:marker-style-name="T6"><text:span text:style-name="T6">Кнопка сброса маршрута</text:span><text:span text:style-name="T6"/></text:p>
                </text:list-item>
                <text:list-item>
                  <text:p text:style-name="P9" loext:marker-style-name="T6"><text:span text:style-name="T6">Переключение этажа вручную</text:span><text:span text:style-name="T6"/></text:p>
                </text:list-item>
                <text:list-item>
                  <text:p text:style-name="P9" loext:marker-style-name="T6"><text:span text:style-name="T6">Возврат к поиску</text:span><text:span text:style-name="T6"/></text:p>
                </text:list-item>
              </text:list>
            </text:list-item>
          </text:list>
        </text:list-item>
        <text:list-item>
          <text:p text:style-name="P14"><text:span text:style-name="T6">Критерии приемки</text:span></text:p>
          <text:list>
            <text:list-item>
              <text:p text:style-name="P9" loext:marker-style-name="T6"><text:span text:style-name="T6">Приложение запускается, камера доступна</text:span><text:span text:style-name="T6"/></text:p>
            </text:list-item>
            <text:list-item>
              <text:p text:style-name="P9" loext:marker-style-name="T6"><text:span text:style-name="T6">Поиск кабинета по названию или номеру работает корректно</text:span><text:span text:style-name="T6"/></text:p>
            </text:list-item>
            <text:list-item>
              <text:p text:style-name="P9" loext:marker-style-name="T6"><text:span text:style-name="T6">Маршрут строится с учетом этажа и переходов</text:span><text:span text:style-name="T6"/></text:p>
            </text:list-item>
            <text:list-item>
              <text:p text:style-name="P9" loext:marker-style-name="T6"><text:span text:style-name="T6">AR-режим отображает корректные направления движения</text:span><text:span text:style-name="T6"/></text:p>
            </text:list-item>
            <text:list-item>
              <text:p text:style-name="P9" loext:marker-style-name="T6"><text:span text:style-name="T6">Пользователь достигает целевого кабинета, следуя подсказкам</text:span><text:span text:style-name="T6"/></text:p>
            </text:list-item>
          </text:list>
        </text:list-item>
      </text:list>
      <text:p text:style-name="P15" loext:marker-style-name="T2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XO Thames" svg:font-family="'XO Thames'" style:font-family-generic="roman" style:font-pitch="variable"/>
    <style:font-face style:name="XO Thames1" svg:font-family="'XO Thame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Standard_20__28_WW_29_" style:display-name="Standard (WW)" style:family="paragraph">
      <style:paragraph-properties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loext:hyphenation-keep-line="false" style:punctuation-wrap="hanging" style:vertical-align="baseline" style:writing-mode="lr-tb" loext:word-spacing-minimum="75%" loext:word-spacing-maximum="133%"/>
      <style:text-properties fo:color="#000000" loext:opacity="100%" style:font-name="XO Thames" fo:font-family="'XO Thames'" style:font-family-generic="roman" style:font-pitch="variable" fo:font-size="14pt" style:letter-kerning="true" style:font-name-asian="XO Thames1" style:font-family-asian="'XO Thames'" style:font-family-generic-asian="system" style:font-pitch-asian="variable" style:font-size-asian="14pt" style:language-asian="ru" style:country-asian="RU" style:font-name-complex="XO Thames1" style:font-family-complex="'XO Thames'" style:font-family-generic-complex="system" style:font-pitch-complex="variable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2f5496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ListLabel_20_22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text:style-name="ListLabel_20_23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text:style-name="ListLabel_20_24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text:style-name="ListLabel_20_25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text:style-name="ListLabel_20_26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text:style-name="ListLabel_20_27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0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ListLabel_20_31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text:style-name="ListLabel_20_32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text:style-name="ListLabel_20_33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text:style-name="ListLabel_20_34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text:style-name="ListLabel_20_35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text:style-name="ListLabel_20_36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9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ListLabel_20_40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text:style-name="ListLabel_20_41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text:style-name="ListLabel_20_42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text:style-name="ListLabel_20_43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text:style-name="ListLabel_20_44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text:style-name="ListLabel_20_45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48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ListLabel_20_49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text:style-name="ListLabel_20_50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text:style-name="ListLabel_20_51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text:style-name="ListLabel_20_52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text:style-name="ListLabel_20_53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text:style-name="ListLabel_20_54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57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ListLabel_20_58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text:style-name="ListLabel_20_59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text:style-name="ListLabel_20_60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text:style-name="ListLabel_20_61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text:style-name="ListLabel_20_62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text:style-name="ListLabel_20_63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66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ListLabel_20_67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text:style-name="ListLabel_20_68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text:style-name="ListLabel_20_69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text:style-name="ListLabel_20_70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text:style-name="ListLabel_20_71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text:style-name="ListLabel_20_72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75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ListLabel_20_76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text:style-name="ListLabel_20_77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text:style-name="ListLabel_20_78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text:style-name="ListLabel_20_79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text:style-name="ListLabel_20_80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text:style-name="ListLabel_20_81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Юлия Куриленко</meta:initial-creator>
    <meta:editing-cycles>2</meta:editing-cycles>
    <meta:creation-date>2026-03-23T11:38:00</meta:creation-date>
    <dc:date>2026-03-25T10:23:45.726387200</dc:date>
    <meta:editing-duration>PT1H54M47S</meta:editing-duration>
    <meta:generator>LibreOffice/25.8.4.2$Windows_X86_64 LibreOffice_project/290daaa01b999472f0c7a3890eb6a550fd74c6df</meta:generator>
    <meta:document-statistic meta:table-count="0" meta:image-count="0" meta:object-count="0" meta:page-count="2" meta:paragraph-count="59" meta:word-count="298" meta:character-count="2210" meta:non-whitespace-character-count="1978"/>
    <meta:user-defined meta:name="AppVersion">16.0000</meta:user-defined>
    <meta:template xlink:type="simple" xlink:actuate="onRequest" xlink:title="Normal" xlink:href=""/>
  </office:meta>
</office:document-meta>
</file>